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8">
            <text:p>8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22_20-55-2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23_02-27-42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23_07-39-5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2-11-23_07-44-23_000.jpg</text:p>
          </table:table-cell>
          <table:table-cell table:style-name="ce20" office:value-type="string">
            <text:p>:m 記録 / お酒：飲んだ量</text:p>
          </table:table-cell>
          <table:table-cell table:style-name="ce20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1-23_10-33-44_000.jpg</text:p>
          </table:table-cell>
          <table:table-cell table:style-name="ce27" office:value-type="string">
            <text:p>:m dessin,sketch / des. object=ツバキ：葉 / genre=植物：樹木,source=~,location=~,other=~,memo~,found~,id=4NZB,occasion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dessin,sketch / des. object=ツバキ：葉 / genre=植物：樹木,source=~,location=~,other=~,memo~,found~,id=4NZB,occasion=~">
            <text:p>:m dessin,sketch / des. object=ツバキ：葉 / genre=植物：樹木,source=~,location=~,other=~,memo~,found~,id=4NZB,occasion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2-11-23_13-16-2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1-23_17-25-51_000.jpg</text:p>
          </table:table-cell>
          <table:table-cell table:style-name="ce27" office:value-type="string">
            <text:p>:m RES #*# / free# JVEMV6 83#_39:1 / 83. chemistry / topics=無機化学,w=塩化アルミニウム,s=~,i=~,other=memo+,doc=r-1-1~1.2:f-13.1#L.~1-3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RES #*# / free# JVEMV6 83#_39:1 / 83. chemistry / topics=無機化学,w=塩化アルミニウム,s=~,i=~,other=memo+,doc=r-1-1~1.2:f-13.1#L.~1-3">
            <text:p>:m RES #*# / free# JVEMV6 83#_39:1 / 83. chemistry / topics=無機化学,w=塩化アルミニウム,s=~,i=~,other=memo+,doc=r-1-1~1.2:f-13.1#L.~1-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2-11-23_17-26-29_000.jpg</text:p>
          </table:table-cell>
          <table:table-cell table:style-name="ce27" office:value-type="string">
            <text:p>:m #*# / memo:other(m:other) / topic=習字, about=~,other=~,id=~,content=石;炭;蒸;順;番;塩;化;水;離;能;負;共;有;鉄;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8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4">2022/11/24</text:date>, <text:time>11:14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24T11:14:39.57</dc:date>
    <dc:creator>iwabuchi ken</dc:creator>
    <meta:editing-duration>P51DT5H25M55S</meta:editing-duration>
    <meta:editing-cycles>16550</meta:editing-cycles>
    <meta:document-statistic meta:table-count="2" meta:cell-count="911" meta:object-count="0"/>
    <meta:user-defined meta:name="qrichtext">1</meta:user-defined>
  </office:meta>
</office:document-meta>
</file>